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051cm" svg:stroke-color="#004586" draw:marker-start-width="0.276cm" draw:marker-end-width="0.276cm" draw:fill="solid" draw:fill-color="#cfe7f5" draw:textarea-vertical-align="middle" draw:auto-grow-height="false" fo:min-height="0.749cm" fo:min-width="0.499cm" fo:padding-top="0.15cm" fo:padding-bottom="0.15cm" fo:padding-left="0.275cm" fo:padding-right="0.275cm"/>
    </style:style>
    <style:style style:name="gr2" style:family="graphic" style:parent-style-name="standard">
      <style:graphic-properties svg:stroke-width="0.025cm" svg:stroke-color="#004586" draw:marker-start-width="0.229cm" draw:marker-end-width="0.229cm" draw:fill="none" draw:textarea-horizontal-align="center" draw:textarea-vertical-align="middle" draw:auto-grow-height="false" fo:min-height="0.749cm" fo:min-width="0.499cm" fo:padding-top="0.137cm" fo:padding-bottom="0.137cm" fo:padding-left="0.262cm" fo:padding-right="0.262cm" draw:shadow="hidden"/>
    </style:style>
    <style:style style:name="gr3" style:family="graphic" style:parent-style-name="standard">
      <style:graphic-properties draw:stroke="none" draw:fill="solid" draw:fill-color="#cccccc" draw:fill-hatch-solid="false" draw:opacity="100%" draw:textarea-vertical-align="middle" draw:shadow-offset-x="0.203cm" draw:shadow-offset-y="0.203cm" draw:shadow-opacity="100%"/>
    </style:style>
    <style:style style:name="gr4" style:family="graphic" style:parent-style-name="objectwithoutfill">
      <style:graphic-properties svg:stroke-width="0.051cm" svg:stroke-color="#004586" draw:marker-start-width="0.268cm" draw:marker-end="Arrow" draw:marker-end-width="0.217cm" draw:fill="none" draw:textarea-vertical-align="middle" fo:padding-top="0.15cm" fo:padding-bottom="0.15cm" fo:padding-left="0.275cm" fo:padding-right="0.275cm"/>
    </style:style>
    <style:style style:name="gr5" style:family="graphic" style:parent-style-name="objectwithoutfill">
      <style:graphic-properties svg:stroke-width="0.051cm" draw:marker-start-width="0.217cm" draw:marker-end="Arrow" draw:marker-end-width="0.217cm" draw:fill="none" draw:textarea-vertical-align="middle" fo:padding-top="0.15cm" fo:padding-bottom="0.15cm" fo:padding-left="0.275cm" fo:padding-right="0.275cm"/>
    </style:style>
    <style:style style:name="gr6" style:family="graphic" style:parent-style-name="objectwithoutfill">
      <style:graphic-properties draw:stroke="dash" draw:stroke-dash="Line_20_with_20_Fine_20_Dots" svg:stroke-width="0.051cm" draw:marker-start-width="0.217cm" draw:marker-end="Arrow" draw:marker-end-width="0.217cm" draw:fill="none" draw:textarea-vertical-align="middle" fo:padding-top="0.15cm" fo:padding-bottom="0.15cm" fo:padding-left="0.275cm" fo:padding-right="0.275cm" draw:shadow-offset-x="0.203cm" draw:shadow-offset-y="0.203cm"/>
    </style:style>
    <style:style style:name="gr7" style:family="graphic" style:parent-style-name="objectwithoutfill">
      <style:graphic-properties draw:stroke="dash" draw:stroke-dash="Fine_20_Dashed" svg:stroke-width="0.025cm" draw:marker-start-width="0.229cm" draw:marker-end-width="0.229cm" draw:fill="none" draw:textarea-vertical-align="middle" fo:padding-top="0.137cm" fo:padding-bottom="0.137cm" fo:padding-left="0.262cm" fo:padding-right="0.262cm"/>
    </style:style>
    <style:style style:name="gr8" style:family="graphic" style:parent-style-name="objectwithoutfill">
      <style:graphic-properties draw:stroke="dash" draw:stroke-dash="Fine_20_Dashed" svg:stroke-width="0.025cm" draw:marker-start-width="0.229cm" draw:marker-end-width="0.229cm" draw:fill="none" draw:textarea-vertical-align="middle" fo:padding-top="0.137cm" fo:padding-bottom="0.137cm" fo:padding-left="0.262cm" fo:padding-right="0.262cm"/>
    </style:style>
    <style:style style:name="gr9" style:family="graphic" style:parent-style-name="objectwithoutfill">
      <style:graphic-properties draw:stroke="dash" draw:stroke-dash="Line_20_with_20_Fine_20_Dots" svg:stroke-width="0.025cm" draw:marker-start-width="0.178cm" draw:marker-end="Arrow" draw:marker-end-width="0.178cm" draw:fill="none" draw:textarea-vertical-align="middle" fo:padding-top="0.137cm" fo:padding-bottom="0.137cm" fo:padding-left="0.262cm" fo:padding-right="0.262cm" draw:shadow-offset-x="0.203cm" draw:shadow-offset-y="0.203cm"/>
    </style:style>
    <style:style style:name="gr10" style:family="graphic" style:parent-style-name="standard">
      <style:graphic-properties svg:stroke-color="#000000" draw:fill="solid" draw:fill-color="#000000" draw:textarea-horizontal-align="justify" draw:textarea-vertical-align="middle" draw:auto-grow-height="false"/>
    </style:style>
    <style:style style:name="gr11" style:family="graphic" style:parent-style-name="objectwithoutfill">
      <style:graphic-properties draw:stroke="solid" draw:stroke-dash="Fine_20_Dashed" svg:stroke-width="0.051cm" svg:stroke-color="#000000" draw:marker-start-width="0.268cm" draw:marker-end-width="0.268cm" draw:fill="none" draw:textarea-vertical-align="middle" fo:padding-top="0.15cm" fo:padding-bottom="0.15cm" fo:padding-left="0.275cm" fo:padding-right="0.275cm"/>
    </style:style>
    <style:style style:name="gr12" style:family="graphic" style:parent-style-name="objectwithoutfill">
      <style:graphic-properties svg:stroke-width="0.051cm" draw:marker-start-width="0.268cm" draw:marker-end-width="0.268cm" draw:fill="none" draw:textarea-vertical-align="middle" fo:padding-top="0.15cm" fo:padding-bottom="0.15cm" fo:padding-left="0.275cm" fo:padding-right="0.275cm"/>
    </style:style>
    <style:style style:name="gr13" style:family="graphic" style:parent-style-name="objectwithoutfill">
      <style:graphic-properties svg:stroke-width="0.025cm" draw:marker-start-width="0.229cm" draw:marker-end-width="0.229cm" draw:fill="none" draw:textarea-vertical-align="middle" fo:padding-top="0.137cm" fo:padding-bottom="0.137cm" fo:padding-left="0.262cm" fo:padding-right="0.262cm"/>
    </style:style>
    <style:style style:name="gr14" style:family="graphic" style:parent-style-name="standard">
      <style:graphic-properties draw:stroke="none" svg:stroke-width="0.035cm" draw:stroke-linejoin="miter" draw:fill="solid" draw:fill-color="#ffffff"/>
    </style:style>
    <style:style style:name="gr15" style:family="graphic" style:parent-style-name="standard">
      <style:graphic-properties draw:stroke="none" svg:stroke-width="0.035cm" draw:stroke-linejoin="miter" draw:fill="solid" draw:fill-color="#000000"/>
    </style:style>
    <style:style style:name="gr16" style:family="graphic" style:parent-style-name="objectwithoutfill">
      <style:graphic-properties svg:stroke-width="0.051cm" svg:stroke-color="#004586" draw:marker-start="Arrow" draw:marker-start-width="0.229cm" draw:marker-end="Arrow" draw:marker-end-width="0.217cm" draw:fill="none" draw:textarea-vertical-align="middle" fo:padding-top="0.15cm" fo:padding-bottom="0.15cm" fo:padding-left="0.275cm" fo:padding-right="0.275cm"/>
    </style:style>
    <style:style style:name="gr17" style:family="graphic" style:parent-style-name="standard">
      <style:graphic-properties svg:stroke-width="0.051cm" svg:stroke-color="#004586" draw:marker-start-width="0.276cm" draw:marker-end-width="0.276cm" draw:fill="none" draw:textarea-vertical-align="middle" draw:auto-grow-height="false" fo:min-height="0.749cm" fo:min-width="0.499cm" fo:padding-top="0.15cm" fo:padding-bottom="0.15cm" fo:padding-left="0.275cm" fo:padding-right="0.275cm"/>
    </style:style>
    <style:style style:name="gr18" style:family="graphic" style:parent-style-name="objectwithoutfill">
      <style:graphic-properties draw:stroke="dash" draw:stroke-dash="Fine_20_Dashed" svg:stroke-width="0.076cm" svg:stroke-color="#000000" draw:marker-start-width="0.237cm" draw:marker-end="Arrow" draw:marker-end-width="0.19cm" draw:fill="none" draw:textarea-vertical-align="middle" fo:padding-top="0.162cm" fo:padding-bottom="0.162cm" fo:padding-left="0.287cm" fo:padding-right="0.287cm"/>
    </style:style>
    <style:style style:name="gr19" style:family="graphic" style:parent-style-name="objectwithoutfill">
      <style:graphic-properties draw:stroke="solid" draw:stroke-dash="Fine_20_Dashed" svg:stroke-width="0.127cm" svg:stroke-color="#ffcc00" draw:marker-start-width="0.381cm" draw:marker-end="Arrow" draw:marker-end-width="0.33cm" draw:fill="none" draw:textarea-vertical-align="middle" fo:padding-top="0.187cm" fo:padding-bottom="0.187cm" fo:padding-left="0.312cm" fo:padding-right="0.312cm"/>
    </style:style>
    <style:style style:name="gr20" style:family="graphic" style:parent-style-name="objectwithoutfill">
      <style:graphic-properties draw:stroke="solid" draw:stroke-dash="Fine_20_Dashed" svg:stroke-width="0.127cm" svg:stroke-color="#ff0000" draw:marker-start-width="0.381cm" draw:marker-end="Arrow" draw:marker-end-width="0.33cm" draw:fill="none" draw:textarea-vertical-align="middle" fo:padding-top="0.187cm" fo:padding-bottom="0.187cm" fo:padding-left="0.312cm" fo:padding-right="0.312cm"/>
    </style:style>
    <style:style style:name="gr21" style:family="graphic" style:parent-style-name="standard">
      <style:graphic-properties draw:stroke="none" svg:stroke-width="0.035cm" draw:stroke-linejoin="miter" draw:fill="solid" draw:fill-color="#ffffff" draw:opacity="0%"/>
    </style:style>
    <style:style style:name="gr22" style:family="graphic" style:parent-style-name="standard">
      <style:graphic-properties svg:stroke-width="0.025cm" draw:marker-start-width="0.237cm" draw:marker-end-width="0.237cm" draw:fill="none" draw:textarea-vertical-align="middle" draw:auto-grow-height="false" fo:min-height="0.749cm" fo:min-width="0.499cm" fo:padding-top="0.137cm" fo:padding-bottom="0.137cm" fo:padding-left="0.262cm" fo:padding-right="0.262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509cm" svg:height="8.509cm" svg:x="4.172cm" svg:y="1.367cm">
          <text:p/>
          <draw:enhanced-geometry draw:glue-point-type="segments" draw:type="mso-spt100" draw:modifiers="-0.0308373379874764 -116.23319045683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path draw:style-name="gr2" draw:text-style-name="P1" draw:layer="measurelines" svg:width="4.94cm" svg:height="4.622cm" svg:x="0.175cm" svg:y="1cm" svg:viewBox="0 0 4941 4623" svg:d="m7 0c41 1 82 1 123 2s82 3 124 4c40 3 81 5 123 8 40 3 81 6 122 10s81 9 123 13c40 5 81 10 122 16s81 12 121 19 81 13 121 21 81 16 120 24c41 9 81 19 120 28s80 19 120 29c38 11 78 22 117 33 40 12 79 24 117 36 39 13 78 25 117 38 38 13 77 26 115 40 38 15 77 30 115 44 37 15 75 31 112 46 37 16 74 33 112 49 37 18 73 34 110 51 36 18 73 37 109 55 36 19 71 37 107 56 35 20 71 40 106 59 35 20 70 41 105 62 33 20 68 42 102 63 33 22 67 44 101 66 32 23 65 46 99 68 32 25 65 48 97 71 32 24 64 50 95 74 31 25 63 50 94 75 30 25 60 52 90 77 31 26 60 53 90 79 29 28 57 55 87 82 28 28 57 55 84 84s56 56 83 85 54 58 80 88c26 29 52 59 78 89 25 30 50 60 75 90 25 31 50 63 74 93 23 32 46 63 70 95 22 32 45 64 68 96 22 32 43 64 66 97 20 33 42 67 63 99 19 33 39 67 59 101 19 33 39 68 58 102 18 34 36 68 54 102 18 36 35 70 52 105s33 71 49 105c15 37 31 71 46 107s30 72 44 108c13 37 27 73 40 109s25 74 38 110c11 36 23 72 35 109 10 38 21 75 32 112 9 37 19 74 28 112 9 37 17 74 26 112 8 38 15 76 22 114s13 75 20 114c5 38 12 76 17 114s8 76 14 114c3 38 6 76 10 114 2 38 5 76 8 115 1 38 2 77 4 115 1 38 1 77 1 115-1647-2-3294-5-4941-8 3-1538 5-3077 7-4615z">
          <text:p/>
        </draw:path>
        <draw:path draw:style-name="gr3" draw:text-style-name="P1" draw:layer="layout" svg:width="2.765cm" svg:height="2.175cm" svg:x="1.758cm" svg:y="1.255cm" svg:viewBox="0 0 2766 2176" svg:d="m0 2176h2766c0 0-194-303-300-447-55-73-113-145-171-214-75-87-151-169-230-251-73-74-148-146-225-215-93-85-213-186-290-247s-167-121-167-121l-462-293-82-42-365-174-465-172z">
          <text:p/>
        </draw:path>
        <draw:line draw:style-name="gr4" draw:text-style-name="P1" draw:layer="layout" svg:x1="0.179cm" svg:y1="5.62cm" svg:x2="0.179cm" svg:y2="0.235cm">
          <text:p/>
        </draw:line>
        <draw:line draw:style-name="gr4" draw:text-style-name="P1" draw:layer="layout" svg:x1="0.179cm" svg:y1="5.62cm" svg:x2="5.935cm" svg:y2="5.62cm">
          <text:p/>
        </draw:line>
        <draw:line draw:style-name="gr5" draw:text-style-name="P1" draw:layer="layout" svg:x1="0.179cm" svg:y1="5.62cm" svg:x2="0.583cm" svg:y2="4.947cm">
          <text:p/>
        </draw:line>
        <draw:line draw:style-name="gr6" draw:text-style-name="P1" draw:layer="layout" svg:x1="1.587cm" svg:y1="4.297cm" svg:x2="1.761cm" svg:y2="3.417cm">
          <text:p/>
        </draw:line>
        <draw:line draw:style-name="gr7" draw:text-style-name="P1" draw:layer="measurelines" svg:x1="1.767cm" svg:y1="1.255cm" svg:x2="1.758cm" svg:y2="3.416cm">
          <text:p/>
        </draw:line>
        <draw:line draw:style-name="gr8" draw:text-style-name="P1" draw:layer="measurelines" svg:x1="1.758cm" svg:y1="3.432cm" svg:x2="4.513cm" svg:y2="3.432cm">
          <text:p text:style-name="P1"><text:s/></text:p>
        </draw:line>
        <draw:line draw:style-name="gr7" draw:text-style-name="P1" draw:layer="layout" svg:x1="2.223cm" svg:y1="1.441cm" svg:x2="2.215cm" svg:y2="3.44cm">
          <text:p/>
        </draw:line>
        <draw:line draw:style-name="gr7" draw:text-style-name="P1" draw:layer="layout" svg:x1="2.68cm" svg:y1="1.643cm" svg:x2="2.673cm" svg:y2="3.44cm">
          <text:p/>
        </draw:line>
        <draw:line draw:style-name="gr7" draw:text-style-name="P1" draw:layer="layout" svg:x1="3.137cm" svg:y1="1.922cm" svg:x2="3.131cm" svg:y2="3.439cm">
          <text:p/>
        </draw:line>
        <draw:line draw:style-name="gr7" draw:text-style-name="P1" draw:layer="layout" svg:x1="3.591cm" svg:y1="2.314cm" svg:x2="3.588cm" svg:y2="3.464cm">
          <text:p/>
        </draw:line>
        <draw:line draw:style-name="gr7" draw:text-style-name="P1" draw:layer="layout" svg:x1="4.048cm" svg:y1="2.797cm" svg:x2="4.045cm" svg:y2="3.465cm">
          <text:p/>
        </draw:line>
        <draw:line draw:style-name="gr8" draw:text-style-name="P1" draw:layer="layout" svg:x1="1.757cm" svg:y1="3.06cm" svg:x2="4.289cm" svg:y2="3.06cm">
          <text:p text:style-name="P1"><text:s/></text:p>
        </draw:line>
        <draw:line draw:style-name="gr8" draw:text-style-name="P1" draw:layer="layout" svg:x1="1.756cm" svg:y1="2.689cm" svg:x2="4.009cm" svg:y2="2.689cm">
          <text:p text:style-name="P1"><text:s/></text:p>
        </draw:line>
        <draw:line draw:style-name="gr8" draw:text-style-name="P1" draw:layer="layout" svg:x1="1.756cm" svg:y1="2.317cm" svg:x2="3.634cm" svg:y2="2.315cm">
          <text:p text:style-name="P1"><text:s/></text:p>
        </draw:line>
        <draw:line draw:style-name="gr8" draw:text-style-name="P1" draw:layer="layout" svg:x1="1.756cm" svg:y1="1.945cm" svg:x2="3.184cm" svg:y2="1.945cm">
          <text:p text:style-name="P1"><text:s/></text:p>
        </draw:line>
        <draw:line draw:style-name="gr9" draw:text-style-name="P1" draw:layer="layout" svg:x1="1.762cm" svg:y1="3.434cm" svg:x2="1.994cm" svg:y2="3.027cm">
          <text:p/>
        </draw:line>
        <draw:line draw:style-name="gr9" draw:text-style-name="P1" draw:layer="layout" svg:x1="1.994cm" svg:y1="3.027cm" svg:x2="2.284cm" svg:y2="2.678cm">
          <text:p/>
        </draw:line>
        <draw:line draw:style-name="gr9" draw:text-style-name="P1" draw:layer="layout" svg:x1="2.285cm" svg:y1="2.679cm" svg:x2="2.401cm" svg:y2="2.272cm">
          <text:p/>
        </draw:line>
        <draw:line draw:style-name="gr9" draw:text-style-name="P1" draw:layer="layout" svg:x1="2.401cm" svg:y1="2.271cm" svg:x2="2.75cm" svg:y2="1.981cm">
          <text:p/>
        </draw:line>
        <draw:custom-shape draw:style-name="gr10" draw:text-style-name="P1" draw:layer="layout" svg:width="0.033cm" svg:height="0.033cm" svg:x="4.504cm" svg:y="3.4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4.526cm" svg:y1="3.46cm" svg:x2="4.526cm" svg:y2="5.647cm">
          <text:p/>
        </draw:line>
        <draw:line draw:style-name="gr11" draw:text-style-name="P1" draw:layer="layout" svg:x1="1.754cm" svg:y1="1.255cm" svg:x2="0.186cm" svg:y2="1.255cm">
          <text:p/>
        </draw:line>
        <draw:custom-shape draw:style-name="gr10" draw:text-style-name="P1" draw:layer="layout" svg:width="0.033cm" svg:height="0.033cm" svg:x="3.124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034cm" svg:height="0.033cm" svg:x="2.663cm" svg:y="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033cm" svg:height="0.033cm" svg:x="2.58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034cm" svg:height="0.032cm" svg:x="2.216cm" svg:y="1.4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4.524cm" svg:y1="3.458cm" svg:x2="4.282cm" svg:y2="3.078cm">
          <text:p/>
        </draw:line>
        <draw:line draw:style-name="gr12" draw:text-style-name="P1" draw:layer="layout" svg:x1="4.282cm" svg:y1="3.078cm" svg:x2="4.052cm" svg:y2="2.786cm">
          <text:p/>
        </draw:line>
        <draw:line draw:style-name="gr12" draw:text-style-name="P1" draw:layer="layout" svg:x1="4.052cm" svg:y1="2.786cm" svg:x2="3.995cm" svg:y2="2.715cm">
          <text:p/>
        </draw:line>
        <draw:line draw:style-name="gr12" draw:text-style-name="P1" draw:layer="layout" svg:x1="3.995cm" svg:y1="2.714cm" svg:x2="3.634cm" svg:y2="2.343cm">
          <text:p/>
        </draw:line>
        <draw:line draw:style-name="gr12" draw:text-style-name="P1" draw:layer="layout" svg:x1="3.599cm" svg:y1="2.293cm" svg:x2="3.155cm" svg:y2="1.936cm">
          <text:p/>
        </draw:line>
        <draw:line draw:style-name="gr12" draw:text-style-name="P1" draw:layer="layout" svg:x1="3.137cm" svg:y1="1.922cm" svg:x2="2.68cm" svg:y2="1.643cm">
          <text:p/>
        </draw:line>
        <draw:line draw:style-name="gr13" draw:text-style-name="P1" draw:layer="layout" svg:x1="2.684cm" svg:y1="1.646cm" svg:x2="2.599cm" svg:y2="1.601cm">
          <text:p/>
        </draw:line>
        <draw:line draw:style-name="gr12" draw:text-style-name="P1" draw:layer="layout" svg:x1="2.613cm" svg:y1="1.601cm" svg:x2="2.232cm" svg:y2="1.427cm">
          <text:p/>
        </draw:line>
        <draw:line draw:style-name="gr12" draw:text-style-name="P1" draw:layer="layout" svg:x1="2.233cm" svg:y1="1.427cm" svg:x2="1.774cm" svg:y2="1.255cm">
          <text:p/>
        </draw:line>
        <draw:line draw:style-name="gr9" draw:text-style-name="P1" draw:layer="layout" svg:x1="2.75cm" svg:y1="1.982cm" svg:x2="2.933cm" svg:y2="1.791cm">
          <text:p/>
        </draw:line>
        <draw:custom-shape draw:style-name="gr10" draw:text-style-name="P1" draw:layer="layout" svg:width="0.082cm" svg:height="0.082cm" svg:x="4.483cm" svg:y="5.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033cm" svg:height="0.033cm" svg:x="0.158cm" svg:y="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082cm" svg:height="0.082cm" svg:x="4.483cm" svg:y="3.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082cm" svg:height="0.083cm" svg:x="4.247cm" svg:y="3.0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082cm" svg:height="0.082cm" svg:x="4.015cm" svg:y="2.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083cm" svg:height="0.083cm" svg:x="3.96cm" svg:y="2.6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082cm" svg:height="0.082cm" svg:x="3.593cm" svg:y="2.2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082cm" svg:height="0.082cm" svg:x="2.64cm" svg:y="1.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083cm" svg:height="0.083cm" svg:x="2.562cm" svg:y="1.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082cm" svg:height="0.083cm" svg:x="2.186cm" svg:y="1.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082cm" svg:height="0.082cm" svg:x="1.728cm" svg:y="1.2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082cm" svg:height="0.082cm" svg:x="0.137cm" svg:y="1.2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082cm" svg:height="0.082cm" svg:x="3.097cm" svg:y="1.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1.756cm" svg:y1="1.6cm" svg:x2="2.599cm" svg:y2="1.6cm">
          <text:p text:style-name="P1"><text:s/></text:p>
        </draw:line>
        <draw:custom-shape draw:style-name="gr10" draw:text-style-name="P1" draw:layer="layout" svg:width="0.082cm" svg:height="0.082cm" svg:x="3.552cm" svg:y="2.2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082cm" svg:height="0.082cm" svg:x="3.143cm" svg:y="1.9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svg:title>TexMaths</svg:title>
          <svg:desc>14§display§\vdots</svg:desc>
          <draw:polygon draw:style-name="gr14" draw:layer="layout" svg:width="0.341cm" svg:height="0.366cm" svg:x="1.245cm" svg:y="4.369cm" svg:viewBox="0 0 342 367" draw:points="44,328 0,289 254,0 342,78 89,367">
            <text:p/>
          </draw:polygon>
          <draw:path draw:style-name="gr15" draw:layer="layout" svg:width="0.045cm" svg:height="0.045cm" svg:x="1.505cm" svg:y="4.402cm" svg:viewBox="0 0 46 46" svg:d="m39 38c9-10 8-24-1-32-10-9-24-8-33 2-8 9-7 23 3 32 9 8 23 7 31-2z">
            <text:p/>
          </draw:path>
          <draw:path draw:style-name="gr15" draw:layer="layout" svg:width="0.045cm" svg:height="0.045cm" svg:x="1.394cm" svg:y="4.529cm" svg:viewBox="0 0 46 46" svg:d="m39 38c9-10 8-24-1-32-10-9-24-8-33 2-8 9-7 23 3 32 9 8 23 7 31-2z">
            <text:p/>
          </draw:path>
          <draw:path draw:style-name="gr15" draw:layer="layout" svg:width="0.045cm" svg:height="0.045cm" svg:x="1.281cm" svg:y="4.657cm" svg:viewBox="0 0 46 46" svg:d="m39 38c9-10 8-24-1-32-10-9-24-8-33 2-8 9-7 23 3 32 9 8 23 7 31-2z">
            <text:p/>
          </draw:path>
        </draw:g>
        <draw:line draw:style-name="gr5" draw:text-style-name="P1" draw:layer="layout" svg:x1="0.61cm" svg:y1="4.93cm" svg:x2="1.258cm" svg:y2="4.736cm">
          <text:p/>
        </draw:line>
        <draw:g>
          <svg:title>TexMaths</svg:title>
          <svg:desc>11§display§C</svg:desc>
          <draw:polygon draw:style-name="gr14" draw:layer="layout" svg:width="0.303cm" svg:height="0.263cm" svg:x="4.934cm" svg:y="5.75cm" svg:viewBox="0 0 304 264" draw:points="152,264 0,264 0,0 304,0 304,264">
            <text:p/>
          </draw:polygon>
          <draw:path draw:style-name="gr15" draw:layer="layout" svg:width="0.274cm" svg:height="0.281cm" svg:x="4.954cm" svg:y="5.741cm" svg:viewBox="0 0 275 282" svg:d="m275 4c0-2-1-4-4-4-1 0-2 0-7 4l-26 30c-3-5-22-34-65-34-86 0-173 86-173 175 0 64 45 107 105 107 34 0 64-17 83-34 37-32 43-67 43-68 0-4-4-4-4-4-3 0-5 1-6 4-3 12-12 39-38 61-28 22-52 29-72 29-35 0-76-21-76-81 0-23 8-84 48-131 23-27 59-46 93-46 40 0 63 30 63 75 0 15-1 15-1 20 0 3 4 3 5 3 6 0 6-1 7-8z">
            <text:p/>
          </draw:path>
        </draw:g>
        <draw:line draw:style-name="gr12" draw:text-style-name="P1" draw:layer="layout" svg:x1="2.684cm" svg:y1="1.643cm" svg:x2="2.58cm" svg:y2="1.587cm">
          <text:p/>
        </draw:line>
        <draw:line draw:style-name="gr4" draw:text-style-name="P1" draw:layer="layout" svg:x1="8.479cm" svg:y1="5.646cm" svg:x2="8.479cm" svg:y2="0.261cm">
          <text:p/>
        </draw:line>
        <draw:line draw:style-name="gr16" draw:text-style-name="P1" draw:layer="layout" svg:x1="6.077cm" svg:y1="5.614cm" svg:x2="13.235cm" svg:y2="5.646cm">
          <text:p/>
        </draw:line>
        <draw:custom-shape draw:style-name="gr17" draw:text-style-name="P1" draw:layer="layout" svg:width="5.115cm" svg:height="4.965cm" svg:x="5.931cm" svg:y="3.19cm">
          <text:p/>
          <draw:enhanced-geometry draw:glue-point-type="segments" draw:type="mso-spt100" draw:modifiers="-90.1971177297982 -116.23319045683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18" draw:text-style-name="P1" draw:layer="layout" svg:x1="8.49cm" svg:y1="5.614cm" svg:x2="10.522cm" svg:y2="4.979cm">
          <text:p/>
        </draw:line>
        <draw:line draw:style-name="gr18" draw:text-style-name="P1" draw:layer="layout" svg:x1="8.491cm" svg:y1="5.614cm" svg:x2="9.506cm" svg:y2="4.725cm">
          <text:p/>
        </draw:line>
        <draw:line draw:style-name="gr18" draw:text-style-name="P1" draw:layer="layout" svg:x1="8.492cm" svg:y1="5.615cm" svg:x2="9.252cm" svg:y2="3.836cm">
          <text:p/>
        </draw:line>
        <draw:line draw:style-name="gr18" draw:text-style-name="P1" draw:layer="layout" svg:x1="8.493cm" svg:y1="5.615cm" svg:x2="8.109cm" svg:y2="3.582cm">
          <text:p/>
        </draw:line>
        <draw:g>
          <svg:title>TexMaths</svg:title>
          <svg:desc>16§display§\rm Re</svg:desc>
          <draw:polygon draw:style-name="gr14" draw:layer="layout" svg:width="0.663cm" svg:height="0.383cm" svg:x="12.083cm" svg:y="5.909cm" svg:viewBox="0 0 664 384" draw:points="331,384 0,384 0,0 664,0 664,384">
            <text:p/>
          </draw:polygon>
          <draw:path draw:style-name="gr15" draw:layer="layout" svg:width="0.391cm" svg:height="0.396cm" svg:x="12.102cm" svg:y="5.909cm" svg:viewBox="0 0 392 397" svg:d="m106 186v-146c0-13 0-19 12-21 7-1 23-1 34-1 51 0 114 1 114 83 0 40-15 85-98 85zm120 8c54-15 97-48 97-93 0-53-64-101-147-101h-176v18h13c43 0 45 6 45 25v298c0 19-2 26-45 26h-13v17c21-1 61-1 82-1 22 0 62 0 83 1v-17h-15c-43 0-44-7-44-26v-142h65c8 0 32-1 53 19s21 37 21 75c0 37 0 59 22 80 24 21 55 24 72 24 43 0 53-46 53-62 0-4 0-10-8-10-5 0-5 5-6 10-4 40-23 49-37 49-27 0-32-29-40-81l-8-45c-10-35-37-55-67-64z">
            <text:p/>
          </draw:path>
          <draw:path draw:style-name="gr15" draw:layer="layout" svg:width="0.217cm" svg:height="0.257cm" svg:x="12.513cm" svg:y="6.042cm" svg:viewBox="0 0 218 258" svg:d="m48 110c3-83 50-97 69-97 57 0 64 75 64 97zm-2 12h157c13 0 15 0 15-12 0-56-31-110-101-110-66 0-117 58-117 128 0 75 59 130 123 130 69 0 95-63 95-72 0-7-5-8-8-8-5 0-5 4-7 8-19 59-70 59-77 59-27 0-49-18-62-38-18-28-18-65-18-85z">
            <text:p/>
          </draw:path>
        </draw:g>
        <draw:g>
          <svg:title>TexMaths</svg:title>
          <svg:desc>16§display§\rm Re</svg:desc>
          <draw:polygon draw:style-name="gr14" draw:layer="layout" svg:width="0.663cm" svg:height="0.383cm" svg:x="5.482cm" svg:y="5.909cm" svg:viewBox="0 0 664 384" draw:points="331,384 0,384 0,0 664,0 664,384">
            <text:p/>
          </draw:polygon>
          <draw:path draw:style-name="gr15" draw:layer="layout" svg:width="0.391cm" svg:height="0.396cm" svg:x="5.501cm" svg:y="5.909cm" svg:viewBox="0 0 392 397" svg:d="m106 186v-146c0-13 0-19 12-21 7-1 23-1 34-1 51 0 114 1 114 83 0 40-15 85-98 85zm120 8c54-15 97-48 97-93 0-53-64-101-147-101h-176v18h13c43 0 45 6 45 25v298c0 19-2 26-45 26h-13v17c21-1 61-1 82-1 22 0 62 0 83 1v-17h-15c-43 0-44-7-44-26v-142h65c8 0 32-1 53 19s21 37 21 75c0 37 0 59 22 80 24 21 55 24 72 24 43 0 53-46 53-62 0-4 0-10-8-10-5 0-5 5-6 10-4 40-23 49-37 49-27 0-32-29-40-81l-8-45c-10-35-37-55-67-64z">
            <text:p/>
          </draw:path>
          <draw:path draw:style-name="gr15" draw:layer="layout" svg:width="0.217cm" svg:height="0.257cm" svg:x="5.912cm" svg:y="6.042cm" svg:viewBox="0 0 218 258" svg:d="m48 110c3-83 50-97 69-97 57 0 64 75 64 97zm-2 12h157c13 0 15 0 15-12 0-56-31-110-101-110-66 0-117 58-117 128 0 75 59 130 123 130 69 0 95-63 95-72 0-7-5-8-8-8-5 0-5 4-7 8-19 59-70 59-77 59-27 0-49-18-62-38-18-28-18-65-18-85z">
            <text:p/>
          </draw:path>
        </draw:g>
        <draw:g>
          <svg:title>TexMaths</svg:title>
          <svg:desc>16§display§\rm Im</svg:desc>
          <draw:polygon draw:style-name="gr14" draw:layer="layout" svg:width="0.671cm" svg:height="0.383cm" svg:x="7.623cm" svg:y="0.198cm" svg:viewBox="0 0 672 384" draw:points="336,384 0,384 0,0 672,0 672,384">
            <text:p/>
          </draw:polygon>
          <draw:path draw:style-name="gr15" draw:layer="layout" svg:width="0.17cm" svg:height="0.383cm" svg:x="7.639cm" svg:y="0.198cm" svg:viewBox="0 0 171 384" svg:d="m110 43c0-19 2-25 47-25h14v-18c-19 2-64 2-85 2-22 0-67 0-86-2v18h14c45 0 47 6 47 25v298c0 19-2 25-47 25h-14v18c19-2 64-2 85-2 22 0 67 0 86 2v-18h-14c-45 0-47-6-47-25z">
            <text:p/>
          </draw:path>
          <draw:path draw:style-name="gr15" draw:layer="layout" svg:width="0.437cm" svg:height="0.247cm" svg:x="7.844cm" svg:y="0.334cm" svg:viewBox="0 0 438 248" svg:d="m43 54v152c0 24-5 24-43 24v18c19 0 48-2 64-2 14 0 43 2 62 2v-18c-36 0-43 0-43-24v-104c0-59 40-89 75-89s42 30 42 62v131c0 24-6 24-43 24v18c19 0 48-2 62-2 16 0 45 2 64 2v-18c-38 0-45 0-45-24v-104c0-59 40-89 77-89 35 0 42 30 42 62v131c0 24-7 24-45 24v18c21 0 50-2 64-2s45 2 62 2v-18c-28 0-43 0-43-16v-107c0-48 0-65-17-86-8-10-26-21-60-21-46 0-72 34-81 54-8-48-50-54-74-54-41 0-69 24-83 59v-59l-80 6v18c40 0 43 3 43 30z">
            <text:p/>
          </draw:path>
        </draw:g>
        <draw:g>
          <svg:title>TexMaths</svg:title>
          <svg:desc>16§display§\rm Im</svg:desc>
          <draw:polygon draw:style-name="gr14" draw:layer="layout" svg:width="0.671cm" svg:height="0.383cm" svg:x="0.323cm" svg:y="0.172cm" svg:viewBox="0 0 672 384" draw:points="336,384 0,384 0,0 672,0 672,384">
            <text:p/>
          </draw:polygon>
          <draw:path draw:style-name="gr15" draw:layer="layout" svg:width="0.17cm" svg:height="0.383cm" svg:x="0.339cm" svg:y="0.172cm" svg:viewBox="0 0 171 384" svg:d="m110 43c0-19 2-25 47-25h14v-18c-19 2-64 2-85 2-22 0-67 0-86-2v18h14c45 0 47 6 47 25v298c0 19-2 25-47 25h-14v18c19-2 64-2 85-2 22 0 67 0 86 2v-18h-14c-45 0-47-6-47-25z">
            <text:p/>
          </draw:path>
          <draw:path draw:style-name="gr15" draw:layer="layout" svg:width="0.437cm" svg:height="0.247cm" svg:x="0.544cm" svg:y="0.308cm" svg:viewBox="0 0 438 248" svg:d="m43 54v152c0 24-5 24-43 24v18c19 0 48-2 64-2 14 0 43 2 62 2v-18c-36 0-43 0-43-24v-104c0-59 40-89 75-89s42 30 42 62v131c0 24-6 24-43 24v18c19 0 48-2 62-2 16 0 45 2 64 2v-18c-38 0-45 0-45-24v-104c0-59 40-89 77-89 35 0 42 30 42 62v131c0 24-7 24-45 24v18c21 0 50-2 64-2s45 2 62 2v-18c-28 0-43 0-43-16v-107c0-48 0-65-17-86-8-10-26-21-60-21-46 0-72 34-81 54-8-48-50-54-74-54-41 0-69 24-83 59v-59l-80 6v18c40 0 43 3 43 30z">
            <text:p/>
          </draw:path>
        </draw:g>
        <draw:line draw:style-name="gr19" draw:text-style-name="P1" draw:layer="layout" svg:x1="8.526cm" svg:y1="5.638cm" svg:x2="11.192cm" svg:y2="5.638cm">
          <text:p/>
        </draw:line>
        <draw:line draw:style-name="gr18" draw:text-style-name="P1" draw:layer="layout" svg:x1="8.441cm" svg:y1="5.616cm" svg:x2="6.91cm" svg:y2="2.54cm">
          <text:p/>
        </draw:line>
        <draw:line draw:style-name="gr20" draw:text-style-name="P1" draw:layer="layout" svg:x1="8.523cm" svg:y1="5.622cm" svg:x2="6.617cm" svg:y2="5.622cm">
          <text:p/>
        </draw:line>
        <draw:line draw:style-name="gr20" draw:text-style-name="P1" draw:layer="layout" svg:x1="8.474cm" svg:y1="5.673cm" svg:x2="8.43cm" svg:y2="2.471cm">
          <text:p/>
        </draw:line>
        <draw:g>
          <svg:title>TexMaths</svg:title>
          <svg:desc>16§display§\xi_+</svg:desc>
          <draw:polygon draw:style-name="gr14" draw:layer="layout" svg:width="0.591cm" svg:height="0.52cm" svg:x="9.76cm" svg:y="5.795cm" svg:viewBox="0 0 592 521" draw:points="296,521 0,521 0,0 592,0 592,521">
            <text:p/>
          </draw:polygon>
          <draw:path draw:style-name="gr15" draw:layer="layout" svg:width="0.237cm" svg:height="0.506cm" svg:x="9.773cm" svg:y="5.793cm" svg:viewBox="0 0 238 507" svg:d="m74 219c-61 42-74 94-74 114 0 27 14 43 16 44 18 20 24 21 66 37l67 27c9 4 21 7 21 24 0 13-12 29-28 29-25 0-43-13-49-17-3-2-5-4-7-4-4 0-6 5-6 7 0 6 30 27 62 27 34 0 58-32 58-61 0-25-21-37-27-40-8-1-27-9-34-13-11-3-22-8-35-12l-34-13c-25-10-41-27-41-50 0-24 22-72 69-96 20 7 38 7 49 7 18 0 53 0 53-16 0-15-24-16-46-16-10 0-28 0-48 6-15-14-16-33-16-43 0-32 20-75 62-96 10 13 22 13 35 13 15 0 51 0 51-18 0-14-25-16-48-16-6 0-20 0-35 3-1-4-1-8-1-17 0-8 1-21 1-21 0-5-1-8-6-8-10 0-10 26-10 27 0 11 3 21 3 23-59 16-97 62-97 105 0 21 9 43 37 59zm91-160c9-3 21-3 27-3 19 0 21 0 32 3-5 2-11 5-35 5-11 0-18 0-24-5zm-43 154c12-3 24-3 32-3 19 0 20 0 32 3-5 1-12 5-37 5-13 0-18 0-27-5z">
            <text:p/>
          </draw:path>
          <draw:path draw:style-name="gr15" draw:layer="layout" svg:width="0.289cm" svg:height="0.288cm" svg:x="10.034cm" svg:y="6.027cm" svg:viewBox="0 0 290 289" svg:d="m155 155h120c5 0 15 0 15-9s-10-10-15-10h-120v-122c0-4 0-14-9-14s-10 10-10 14v122h-122c-4 0-14 0-14 10s10 9 14 9h122v120c0 5 0 14 10 14s9-8 9-14z">
            <text:p/>
          </draw:path>
        </draw:g>
        <draw:g>
          <svg:title>TexMaths</svg:title>
          <svg:desc>16§display§\xi_-</svg:desc>
          <draw:polygon draw:style-name="gr14" draw:layer="layout" svg:width="0.596cm" svg:height="0.52cm" svg:x="7.36cm" svg:y="5.795cm" svg:viewBox="0 0 597 521" draw:points="299,521 0,521 0,0 597,0 597,521">
            <text:p/>
          </draw:polygon>
          <draw:path draw:style-name="gr15" draw:layer="layout" svg:width="0.237cm" svg:height="0.506cm" svg:x="7.373cm" svg:y="5.793cm" svg:viewBox="0 0 238 507" svg:d="m74 219c-61 42-74 94-74 114 0 27 14 43 16 44 18 20 24 21 66 37l67 27c9 4 21 7 21 24 0 13-12 29-28 29-25 0-43-13-49-17-3-2-5-4-7-4-4 0-6 5-6 7 0 6 30 27 62 27 34 0 58-32 58-61 0-25-21-37-27-40-8-1-27-9-34-13-11-3-22-8-35-12l-34-13c-25-10-41-27-41-50 0-24 22-72 69-96 20 7 38 7 49 7 18 0 53 0 53-16 0-15-24-16-46-16-10 0-28 0-48 6-15-14-16-33-16-43 0-32 20-75 62-96 10 13 22 13 35 13 15 0 51 0 51-18 0-14-25-16-48-16-6 0-20 0-35 3-1-4-1-8-1-17 0-8 1-21 1-21 0-5-1-8-6-8-10 0-10 26-10 27 0 11 3 21 3 23-59 16-97 62-97 105 0 21 9 43 37 59zm91-160c9-3 21-3 27-3 19 0 21 0 32 3-5 2-11 5-35 5-11 0-18 0-24-5zm-43 154c12-3 24-3 32-3 19 0 20 0 32 3-5 1-12 5-37 5-13 0-18 0-27-5z">
            <text:p/>
          </draw:path>
          <draw:path draw:style-name="gr15" draw:layer="layout" svg:width="0.265cm" svg:height="0.018cm" svg:x="7.648cm" svg:y="6.161cm" svg:viewBox="0 0 266 19" svg:d="m250 19c6 0 16 0 16-9s-8-10-16-10h-234c-6 0-16 0-16 10s10 9 16 9z">
            <text:p/>
          </draw:path>
        </draw:g>
        <draw:g>
          <svg:title>TexMaths</svg:title>
          <svg:desc>20§display§\zeta_-</svg:desc>
          <draw:polygon draw:style-name="gr21" draw:layer="layout" svg:width="0.745cm" svg:height="0.651cm" svg:x="7.49cm" svg:y="1.914cm" svg:viewBox="0 0 746 652" draw:points="374,652 0,652 0,0 746,0 746,652">
            <text:p/>
          </draw:polygon>
          <draw:path draw:style-name="gr15" draw:layer="layout" svg:width="0.299cm" svg:height="0.633cm" svg:x="7.522cm" svg:y="1.912cm" svg:viewBox="0 0 300 634" svg:d="m196 82c12 14 28 14 42 14 18 0 62 0 62-22 0-18-28-20-56-20-8 0-26 0-44 8-4-8-6-12-6-26 0-10 4-26 4-26 0-6-4-10-8-10-12 0-12 32-12 34 0 12 2 26 6 36-72 36-184 166-184 302 0 100 64 120 114 138 22 8 24 8 44 14 14 6 44 16 44 48 0 20-14 46-40 46-18 0-38-8-52-20-6-4-6-6-8-6-4 0-8 4-8 8 0 8 30 34 68 34 44 0 76-44 76-86 0-26-14-40-18-46-12-14-26-18-68-32-56-18-66-22-84-38-30-26-30-66-30-80 0-108 86-232 158-270zm16-6c10-6 22-6 32-6 24 0 26 0 38 4-6 2-12 6-44 6-14 0-18 0-26-4z">
            <text:p/>
          </draw:path>
          <draw:path draw:style-name="gr15" draw:layer="layout" svg:width="0.331cm" svg:height="0.023cm" svg:x="7.85cm" svg:y="2.372cm" svg:viewBox="0 0 332 24" svg:d="m312 24c8 0 20 0 20-12s-10-12-20-12h-292c-8 0-20 0-20 12s12 12 20 12z">
            <text:p/>
          </draw:path>
        </draw:g>
        <draw:g>
          <svg:title>TexMaths</svg:title>
          <svg:desc>16§display§\zeta_+</svg:desc>
          <draw:polygon draw:style-name="gr21" draw:layer="layout" svg:width="0.591cm" svg:height="0.52cm" svg:x="8.787cm" svg:y="2.949cm" svg:viewBox="0 0 592 521" draw:points="296,521 0,521 0,0 592,0 592,521">
            <text:p/>
          </draw:polygon>
          <draw:path draw:style-name="gr15" draw:layer="layout" svg:width="0.239cm" svg:height="0.506cm" svg:x="8.813cm" svg:y="2.947cm" svg:viewBox="0 0 240 507" svg:d="m157 66c9 11 22 11 33 11 15 0 50 0 50-18 0-14-22-16-45-16-6 0-21 0-35 7-3-7-5-10-5-21 0-8 3-21 3-21 0-5-3-8-6-8-10 0-10 26-10 27 0 10 2 21 5 29-57 29-147 133-147 241 0 80 51 96 91 111 18 6 19 6 35 11 12 5 36 13 36 38 0 16-12 37-32 37-15 0-31-6-42-16-5-3-5-5-6-5-4 0-7 4-7 7 0 6 24 27 55 27 35 0 60-35 60-69 0-21-11-32-14-37-10-11-21-14-54-25-45-15-53-18-68-31-24-20-24-52-24-64 0-86 69-185 127-215zm13-5c8-5 17-5 25-5 19 0 21 0 31 3-5 2-10 5-36 5-11 0-14 0-20-3z">
            <text:p/>
          </draw:path>
          <draw:path draw:style-name="gr15" draw:layer="layout" svg:width="0.289cm" svg:height="0.288cm" svg:x="9.061cm" svg:y="3.181cm" svg:viewBox="0 0 290 289" svg:d="m155 155h120c5 0 15 0 15-9s-10-10-15-10h-120v-122c0-4 0-14-9-14s-10 10-10 14v122h-122c-4 0-14 0-14 10s10 9 14 9h122v120c0 5 0 14 10 14s9-8 9-14z">
            <text:p/>
          </draw:path>
        </draw:g>
        <draw:g>
          <svg:title>TexMaths</svg:title>
          <svg:desc>20§display§\theta</svg:desc>
          <draw:polygon draw:style-name="gr21" draw:layer="layout" svg:width="0.349cm" svg:height="0.487cm" svg:x="7.561cm" svg:y="2.722cm" svg:viewBox="0 0 350 488" draw:points="174,488 0,488 0,0 350,0 350,488">
            <text:p/>
          </draw:polygon>
          <draw:path draw:style-name="gr15" draw:layer="layout" svg:width="0.289cm" svg:height="0.503cm" svg:x="7.591cm" svg:y="2.714cm" svg:viewBox="0 0 290 504" svg:d="m290 144c0-46-12-144-84-144-98 0-206 198-206 360 0 66 20 144 84 144 100 0 206-202 206-360zm-216 96c12-44 26-100 54-150 20-36 46-74 78-74 34 0 38 44 38 84 0 34-6 70-22 140zm142 22c-8 34-24 92-50 144-24 48-52 82-82 82-22 0-38-20-38-86 0-30 4-70 22-140z">
            <text:p/>
          </draw:path>
        </draw:g>
        <draw:g>
          <svg:title>TexMaths</svg:title>
          <svg:desc>18§display§\text{(b)}</svg:desc>
          <draw:polygon draw:style-name="gr14" draw:layer="layout" svg:width="0.843cm" svg:height="0.631cm" svg:x="9.186cm" svg:y="6.477cm" svg:viewBox="0 0 844 632" draw:points="421,632 0,632 0,0 844,0 844,632">
            <text:p/>
          </draw:polygon>
          <draw:path draw:style-name="gr15" draw:layer="layout" svg:width="0.147cm" svg:height="0.631cm" svg:x="9.249cm" svg:y="6.477cm" svg:viewBox="0 0 148 632" svg:d="m148 627c0-2 0-4-11-15-79-79-101-198-101-295 0-110 25-222 103-301 9-7 9-7 9-9 0-5-4-7-8-7-5 0-63 43-100 124-33 69-40 139-40 193 0 49 7 126 41 196 38 79 94 119 99 119 4 0 8-2 8-5z">
            <text:p/>
          </draw:path>
          <draw:path draw:style-name="gr15" draw:layer="layout" svg:width="0.31cm" svg:height="0.446cm" svg:x="9.451cm" svg:y="6.513cm" svg:viewBox="0 0 311 447" svg:d="m92 200v-200l-92 7v20c45 0 49 4 49 34v378h16c2 0 5-9 23-39 9 14 36 47 83 47 76 0 140-63 140-145s-61-142-133-142c-50 0-77 29-86 40zm2 167v-131c0-11 0-13 7-22 23-36 59-41 74-41 28 0 50 16 66 41s18 61 18 88c0 24-2 62-20 91-12 18-37 39-72 39-27 0-50-14-64-38-9-14-9-16-9-27z">
            <text:p/>
          </draw:path>
          <draw:path draw:style-name="gr15" draw:layer="layout" svg:width="0.147cm" svg:height="0.631cm" svg:x="9.819cm" svg:y="6.477cm" svg:viewBox="0 0 148 632" svg:d="m148 317c0-51-8-126-44-198-37-78-91-119-97-119s-7 2-7 7c0 2 0 2 13 15 61 61 97 162 97 295 0 108-24 220-101 299-9 7-9 9-9 11 0 3 2 5 7 5s63-41 99-122c33-71 42-141 42-193z">
            <text:p/>
          </draw:path>
        </draw:g>
        <draw:g>
          <svg:title>TexMaths</svg:title>
          <svg:desc>18§display§\text{(a)}</svg:desc>
          <draw:polygon draw:style-name="gr14" draw:layer="layout" svg:width="0.807cm" svg:height="0.631cm" svg:x="2.286cm" svg:y="6.477cm" svg:viewBox="0 0 808 632" draw:points="405,632 0,632 0,0 808,0 808,632">
            <text:p/>
          </draw:polygon>
          <draw:path draw:style-name="gr15" draw:layer="layout" svg:width="0.147cm" svg:height="0.631cm" svg:x="2.349cm" svg:y="6.477cm" svg:viewBox="0 0 148 632" svg:d="m148 627c0-2 0-4-11-15-79-79-101-198-101-295 0-110 25-222 103-301 9-7 9-7 9-9 0-5-4-7-8-7-5 0-63 43-100 124-33 69-40 139-40 193 0 49 7 126 41 196 38 79 94 119 99 119 4 0 8-2 8-5z">
            <text:p/>
          </draw:path>
          <draw:path draw:style-name="gr15" draw:layer="layout" svg:width="0.285cm" svg:height="0.289cm" svg:x="2.558cm" svg:y="6.668cm" svg:viewBox="0 0 286 290" svg:d="m184 236c3 25 19 52 50 52 13 0 52-9 52-61v-36h-16v36c0 38-16 41-23 41-22 0-24-29-24-32v-126c0-27 0-52-23-76s-56-34-87-34c-52 0-95 31-95 72 0 18 13 29 29 29 18 0 30-13 30-29 0-7-3-29-32-29 16-21 47-29 68-29 31 0 67 24 67 81v24c-32 2-77 3-117 21-47 22-63 56-63 83 0 52 61 67 101 67 41 0 72-25 83-54zm-4-105v63c0 62-45 83-74 83-32 0-57-23-57-54 0-36 27-88 131-92z">
            <text:p/>
          </draw:path>
          <draw:path draw:style-name="gr15" draw:layer="layout" svg:width="0.147cm" svg:height="0.631cm" svg:x="2.883cm" svg:y="6.477cm" svg:viewBox="0 0 148 632" svg:d="m148 317c0-51-8-126-44-198-37-78-91-119-97-119s-7 2-7 7c0 2 0 2 13 15 61 61 97 162 97 295 0 108-24 220-101 299-9 7-9 9-9 11 0 3 2 5 7 5s63-41 99-122c33-71 42-141 42-193z">
            <text:p/>
          </draw:path>
        </draw:g>
        <draw:g>
          <svg:title>TexMaths</svg:title>
          <svg:desc>16§display§d_2</svg:desc>
          <draw:polygon draw:style-name="gr14" draw:layer="layout" svg:width="0.516cm" svg:height="0.474cm" svg:x="1.161cm" svg:y="4.869cm" svg:viewBox="0 0 517 475" draw:points="259,475 0,475 0,0 517,0 517,475">
            <text:p/>
          </draw:polygon>
          <draw:path draw:style-name="gr15" draw:layer="layout" svg:width="0.266cm" svg:height="0.396cm" svg:x="1.183cm" svg:y="4.869cm" svg:viewBox="0 0 267 397" svg:d="m267 6c0 0 0-6-6-6-10 0-63 5-72 6-5 0-8 4-8 12 0 6 5 6 14 6 26 0 27 3 27 10l-1 11-34 133c-9-21-25-36-51-36-66 0-136 82-136 165 0 53 30 90 75 90 11 0 39-4 72-44 5 24 26 44 51 44 21 0 34-13 42-32 10-20 18-55 18-55 0-6-5-6-7-6-6 0-6 3-8 9-9 37-19 71-43 71-14 0-16-15-16-26 0-14 0-17 3-27zm-117 317c-3 10-3 11-11 21-24 30-48 40-64 40-27 0-35-31-35-53 0-29 18-97 30-123 18-34 44-54 66-54 37 0 45 46 45 49s-2 7-2 10z">
            <text:p/>
          </draw:path>
          <draw:path draw:style-name="gr15" draw:layer="layout" svg:width="0.173cm" svg:height="0.26cm" svg:x="1.478cm" svg:y="5.082cm" svg:viewBox="0 0 174 261" svg:d="m174 190h-14c0 8-5 32-10 36-3 1-33 1-38 1h-74c42-35 56-46 80-65 29-23 56-48 56-85 0-48-41-77-92-77-48 0-82 34-82 70 0 21 18 23 21 23 9 0 21-7 21-21 0-8-4-21-23-21 11-29 39-37 56-37 40 0 61 31 61 63 0 33-24 61-37 75l-96 94c-3 3-3 3-3 15h162z">
            <text:p/>
          </draw:path>
        </draw:g>
        <draw:g>
          <svg:title>TexMaths</svg:title>
          <svg:desc>16§display§d_1</svg:desc>
          <draw:polygon draw:style-name="gr21" draw:layer="layout" svg:width="0.516cm" svg:height="0.474cm" svg:x="0.591cm" svg:y="5.074cm" svg:viewBox="0 0 517 475" draw:points="259,475 0,475 0,0 517,0 517,475">
            <text:p/>
          </draw:polygon>
          <draw:path draw:style-name="gr15" draw:layer="layout" svg:width="0.266cm" svg:height="0.396cm" svg:x="0.613cm" svg:y="5.074cm" svg:viewBox="0 0 267 397" svg:d="m267 6c0 0 0-6-6-6-10 0-63 5-72 6-5 0-8 4-8 12 0 6 5 6 14 6 26 0 27 3 27 10l-1 11-34 133c-9-21-25-36-51-36-66 0-136 82-136 165 0 53 30 90 75 90 11 0 39-4 72-44 5 24 26 44 51 44 21 0 34-13 42-32 10-20 18-55 18-55 0-6-5-6-7-6-6 0-6 3-8 9-9 37-19 71-43 71-14 0-16-15-16-26 0-14 0-17 3-27zm-117 317c-3 10-3 11-11 21-24 30-48 40-64 40-27 0-35-31-35-53 0-29 18-97 30-123 18-34 44-54 66-54 37 0 45 46 45 49s-2 7-2 10z">
            <text:p/>
          </draw:path>
          <draw:path draw:style-name="gr15" draw:layer="layout" svg:width="0.143cm" svg:height="0.26cm" svg:x="0.927cm" svg:y="5.287cm" svg:viewBox="0 0 144 261" svg:d="m90 11c0-11-2-11-13-11-26 24-61 26-77 26v14c10 0 35 0 58-11v200c0 12 0 19-40 19h-15v13c7 0 55-2 71-2 11 0 60 2 70 2v-13h-16c-38 0-38-7-38-19z">
            <text:p/>
          </draw:path>
        </draw:g>
        <draw:line draw:style-name="gr19" draw:text-style-name="P1" draw:layer="layout" svg:x1="8.59cm" svg:y1="5.614cm" svg:x2="8.576cm" svg:y2="4.191cm">
          <text:p/>
        </draw:line>
        <draw:custom-shape draw:style-name="gr22" draw:text-style-name="P1" draw:layer="layout" svg:width="0.127cm" svg:height="2.159cm" svg:x="4.702cm" svg:y="1.2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2" draw:text-style-name="P1" draw:layer="layout" svg:width="0.127cm" svg:height="2.772cm" draw:transform="rotate (1.5707963267949) translate (1.8cm 0.98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svg:title>TexMaths</svg:title>
          <svg:desc>16§display§W^\textrm{R}</svg:desc>
          <draw:polygon draw:style-name="gr14" draw:layer="layout" svg:width="0.935cm" svg:height="0.5cm" svg:x="5.043cm" svg:y="1.97cm" svg:viewBox="0 0 936 501" draw:points="467,501 0,501 0,0 936,0 936,501">
            <text:p/>
          </draw:polygon>
          <draw:path draw:style-name="gr15" draw:layer="layout" svg:width="0.557cm" svg:height="0.396cm" svg:x="5.073cm" svg:y="2.087cm" svg:viewBox="0 0 558 397" svg:d="m485 66c14-26 27-45 62-48 5 0 11 0 11-12 0-3-1-6-6-6-14 0-29 2-43 2-19 0-40-2-59-2-4 0-12 0-12 11 0 7 7 7 10 7 13 0 32 4 32 22 0 5-2 10-6 18l-152 265-21-280c0-11-2-25 40-25 9 0 14 0 14-12 0-6-6-6-8-6-22 0-46 2-69 2-12 0-46-2-59-2-3 0-11 0-11 11 0 7 6 7 14 7 24 0 29 3 29 14l5 43-142 248-23-285c0-8 0-20 43-20 7 0 12 0 12-12 0-6-7-6-8-6-23 0-45 2-69 2-19 0-40-2-59-2-2 0-10 0-10 11 0 7 5 7 14 7 28 0 29 4 29 20l26 345c1 9 1 14 9 14 7 0 8-3 13-13l167-286 20 285c0 11 2 14 8 14 8 0 12-6 15-11z">
            <text:p/>
          </draw:path>
          <draw:path draw:style-name="gr15" draw:layer="layout" svg:width="0.298cm" svg:height="0.276cm" svg:x="5.675cm" svg:y="1.97cm" svg:viewBox="0 0 299 277" svg:d="m174 135c36-9 72-33 72-63 0-40-52-72-113-72h-133v14h10c30 0 30 4 30 18v205c0 13 0 18-30 18h-10v14c0 0 42-2 58-2 17 0 40 2 59 2v-14h-10c-30 0-30-4-30-18v-98h51c8 0 29 0 45 16 14 13 14 23 14 50 0 26 0 42 18 56s41 16 51 16c34 0 43-32 43-43 0-3 0-8-6-8s-7 3-8 8c-2 22-15 32-27 32-23 0-26-23-31-59-3-32-5-37-16-52-5-3-14-14-37-20zm-46-7h-51v-99c0-10 0-13 9-15 4 0 18 0 26 0 37 0 91 0 91 58 0 43-33 56-75 56z">
            <text:p/>
          </draw:path>
        </draw:g>
        <draw:g>
          <svg:title>TexMaths</svg:title>
          <svg:desc>16§display§W^\textrm{I}</svg:desc>
          <draw:polygon draw:style-name="gr14" draw:layer="layout" svg:width="0.77cm" svg:height="0.5cm" svg:x="2.738cm" svg:y="0.287cm" svg:viewBox="0 0 771 501" draw:points="386,501 0,501 0,0 771,0 771,501">
            <text:p/>
          </draw:polygon>
          <draw:path draw:style-name="gr15" draw:layer="layout" svg:width="0.557cm" svg:height="0.396cm" svg:x="2.768cm" svg:y="0.404cm" svg:viewBox="0 0 558 397" svg:d="m485 66c14-26 27-45 62-48 5 0 11 0 11-12 0-3-1-6-6-6-15 0-29 2-43 2-20 0-40-2-60-2-3 0-11 0-11 11 0 7 7 7 10 7 13 0 32 4 32 22 0 5-2 10-7 18l-151 265-21-280c0-11-2-25 40-25 9 0 14 0 14-12 0-6-6-6-8-6-22 0-46 2-69 2-12 0-46-2-59-2-3 0-11 0-11 11 0 7 6 7 14 7 24 0 29 3 29 14l5 43-142 248-23-285c0-8 0-20 43-20 7 0 12 0 12-12 0-6-7-6-8-6-23 0-45 2-69 2-19 0-40-2-59-2-2 0-10 0-10 11 0 7 5 7 14 7 28 0 29 4 29 20l26 345c1 9 1 14 9 14 7 0 8-3 13-13l167-286 20 285c0 11 2 14 8 14 8 0 12-6 15-11z">
            <text:p/>
          </draw:path>
          <draw:path draw:style-name="gr15" draw:layer="layout" svg:width="0.122cm" svg:height="0.268cm" svg:x="3.367cm" svg:y="0.287cm" svg:viewBox="0 0 123 269" svg:d="m80 32c0-13 0-18 32-18h11v-14c-3 0-46 2-62 2-15 0-59-2-61-2v14h10c33 0 33 5 33 18v205c0 13 0 18-33 18h-10v14c3 0 46-2 61-2 16 0 59 2 62 2v-14h-11c-32 0-32-5-32-18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Fine_20_Dashed" draw:display-name="Fine Dashed" draw:style="rect" draw:dots1="1" draw:dots1-length="197%" draw:distance="197%"/>
    <draw:stroke-dash draw:name="Line_20_with_20_Fine_20_Dots" draw:display-name="Line with Fine Dots" draw:style="rect" draw:dots1="1" draw:dots1-length="2.007cm" draw:dots2="10" draw:distance="0.15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3.411cm" fo:page-height="7.11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4-17T02:34:24</meta:creation-date>
    <dc:date>2014-03-20T17:00:50.885932502</dc:date>
    <meta:editing-duration>PT9H14M48S</meta:editing-duration>
    <meta:editing-cycles>68</meta:editing-cycles>
    <meta:generator>LibreOffice/4.1.3.2$Linux_X86_64 LibreOffice_project/410m0$Build-2</meta:generator>
    <dc:creator>mkhonji </dc:creator>
    <meta:document-statistic meta:object-count="140"/>
  </office:meta>
</office:document-meta>
</file>